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C0000035CE0A841F16B1E9F27.png" manifest:media-type="image/png"/>
  <manifest:file-entry manifest:full-path="Pictures/100000010000063E0000035D056177156FE48280.png" manifest:media-type="image/png"/>
  <manifest:file-entry manifest:full-path="Pictures/10000001000006400000035D802CB28A6780CE84.png" manifest:media-type="image/png"/>
  <manifest:file-entry manifest:full-path="Pictures/100000010000063F00000357225A8454C4FB1A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224cm" svg:y="0.755cm" svg:width="16.27cm" svg:height="8.767cm" draw:z-index="0"><draw:image xlink:href="Pictures/100000000000063C0000035CE0A841F16B1E9F27.png" xlink:type="simple" xlink:show="embed" xlink:actuate="onLoad" draw:mime-type="image/png"/></draw:frame></text:p>
      <text:p text:style-name="Standard"><draw:frame draw:style-name="fr2" draw:name="Imagen2" text:anchor-type="char" svg:x="-0.265cm" svg:y="0.34cm" svg:width="17cm" svg:height="9.158cm" draw:z-index="1"><draw:image xlink:href="Pictures/100000010000063E0000035D056177156FE48280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3" text:anchor-type="char" svg:x="-0.205cm" svg:y="0.134cm" svg:width="17cm" svg:height="9.158cm" draw:z-index="2"><draw:image xlink:href="Pictures/100000010000063E0000035D056177156FE482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4" text:anchor-type="char" svg:x="0cm" svg:y="0.032cm" svg:width="17cm" svg:height="9.148cm" draw:z-index="3"><draw:image xlink:href="Pictures/10000001000006400000035D802CB28A6780CE84.png" xlink:type="simple" xlink:show="embed" xlink:actuate="onLoad" draw:mime-type="image/png"/></draw:frame></text:p>
      <text:p text:style-name="Standard"/>
      <text:p text:style-name="Standard"><draw:frame draw:style-name="fr1" draw:name="Imagen5" text:anchor-type="char" svg:width="17cm" svg:height="9.089cm" draw:z-index="4"><draw:image xlink:href="Pictures/100000010000063F00000357225A8454C4FB1A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09:24:54.518000000</dc:date>
    <meta:editing-duration>PT3M43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